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6">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5">
      <style:paragraph-properties fo:text-align="start" style:justify-single-word="false"/>
      <style:text-properties fo:color="#ff0000"/>
    </style:style>
    <style:style style:name="P72" style:family="paragraph" style:parent-style-name="Standard" style:list-style-name="L25">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09567386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9"><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107372133"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601593665"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942103583" text:style-name="L4">
        <text:list-item>
          <text:p text:style-name="P32">user_id (INTEGER, FK, NOT NULL)</text:p>
        </text:list-item>
        <text:list-item>
          <text:p text:style-name="P32">subject_id (INTEGER, FK, NOT NULL)</text:p>
        </text:list-item>
        <text:list-item>
          <text:p text:style-name="P6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845637151"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36665522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17720489"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 represents the position of the slide inside the lesson)</text:p>
        </text:list-item>
        <text:list-item>
          <text:p text:style-name="P35">type (ENUM ['cover', 'text1', 'text2', 'image1', 'image2', 'image3', 'audio1', 'audio2', 'video1', 'video2'] – represents the type of the slide)</text:p>
        </text:list-item>
      </text:list>
      <text:p text:style-name="P4">slide types:</text:p>
      <text:list xml:id="list476854902"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0"><text:span text:style-name="T2">text2</text:span><text:span text:style-name="T3">: two smaller text areas</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text:span></text:p>
        </text:list-item>
        <text:list-item>
          <text:p text:style-name="P60"><text:span text:style-name="T2">image3</text:span><text:span text:style-name="T3">: a big picture</text:span></text:p>
        </text:list-item>
        <text:list-item>
          <text:p text:style-name="P60"><text:span text:style-name="T2">audio1</text:span><text:span text:style-name="T3">: small text area and a small audio player</text:span></text:p>
        </text:list-item>
        <text:list-item>
          <text:p text:style-name="P60"><text:span text:style-name="T2">audio2</text:span><text:span text:style-name="T3">: big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728132083" text:style-name="L9">
        <text:list-item>
          <text:p text:style-name="P36">validation of presence of every field except title, text1 and text2</text:p>
        </text:list-item>
        <text:list-item>
          <text:p text:style-name="P36">validation that text2 must be null if the type is not text2</text:p>
        </text:list-item>
        <text:list-item>
          <text:p text:style-name="P36">validation of inclusion of type in ['cover', 'text1', 'text2', 'image1', 'image2', 'image3', 'audio1', 'audio2', 'video1', 'video2']</text:p>
        </text:list-item>
        <text:list-item>
          <text:p text:style-name="P69">validation of length of title</text:p>
        </text:list-item>
        <text:list-item>
          <text:p text:style-name="P36">validation of numericality of position and lesson_id, int &gt; 0</text:p>
        </text:list-item>
        <text:list-item>
          <text:p text:style-name="P36">validation of presence of associated lesson</text:p>
        </text:list-item>
        <text:list-item>
          <text:p text:style-name="P36">automatic system to recalculate positions after deletion, sort and similar slide operations</text:p>
        </text:list-item>
        <text:list-item>
          <text:p text:style-name="P36">it is not possible to delete the cover of a lesson, nor create a double of it, nor change its position from the standard value '1'</text:p>
        </text:list-item>
        <text:list-item>
          <text:p text:style-name="P36">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list xml:id="list1749440853" text:style-name="L10">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812176391" text:style-name="L11">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990335188" text:style-name="L12">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text:soft-page-break/>copied_not_modified (BOOLEAN, NOT NULL – set to true if the lesson has just been copied but still not modified)</text:p>
        </text:list-item>
        <text:list-item>
          <text:p text:style-name="P39">token (STRING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64494386" text:style-name="L13">
        <text:list-item>
          <text:p text:style-name="P40">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text:span></text:p>
      <text:list xml:id="list983437837" text:style-name="L14">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156158784" text:continue-list="list1664494386" text:style-name="L13">
        <text:list-item>
          <text:p text:style-name="P40">user_id (INTEGER, FK, NOT NULL – user who likes)</text:p>
        </text:list-item>
        <text:list-item>
          <text:p text:style-name="P40">reportable_id (INTEGER, NOT NULL – reported object's id)</text:p>
        </text:list-item>
        <text:list-item>
          <text:p text:style-name="P40">reportable_type (ENUM ['MediaElement', 'Lesson'] – not null, unique index together with reportable_id and user_id)</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2106529219" text:style-name="L15">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70">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997236301" text:continue-list="list1156158784" text:style-name="L13">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1795479921" text:style-name="L16">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ext:soft-page-break/>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97220412" text:style-name="L17">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235682737" text:style-name="L18">
        <text:list-item>
          <text:p text:style-name="P45">validation of presence of every field, except for position</text:p>
        </text:list-item>
        <text:list-item>
          <text:p text:style-name="P45">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93806864" text:continue-list="list697220412" text:style-name="L17">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334290871" text:style-name="L19">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135093778" text:continue-list="list997236301" text:style-name="L13">
        <text:list-item>
          <text:p text:style-name="P40">tag_id (INTEGER, FK, NOT NULL – relative tag)</text:p>
        </text:list-item>
        <text:list-item>
          <text:p text:style-name="P40">taggable_id (INTEGER, NOT NULL – tagged object's id)</text:p>
        </text:list-item>
        <text:list-item>
          <text:p text:style-name="P40">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154233987" text:style-name="L20">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99127589" text:continue-list="list1135093778" text:style-name="L13">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525753314" text:style-name="L21">
        <text:list-item>
          <text:p text:style-name="P48">validation of presence of each field</text:p>
        </text:list-item>
        <text:list-item>
          <text:p text:style-name="P48"><text:soft-page-break/>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844322486" text:style-name="L22">
        <text:list-item>
          <text:p text:style-name="P61"><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1"><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844654131" text:style-name="L23">
        <text:list-item>
          <text:p text:style-name="P62"><text:span text:style-name="T16">if an item is </text:span><text:span text:style-name="T13">private</text:span><text:span text:style-name="T15"> </text:span><text:span text:style-name="T16">it can be seen only by its owner</text:span></text:p>
        </text:list-item>
        <text:list-item>
          <text:p text:style-name="P62"><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003812278" text:style-name="L24">
        <text:list-item>
          <text:p text:style-name="P63"><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546565068" text:style-name="L25">
        <text:list-item>
          <text:p text:style-name="P7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2"><text:soft-page-break/><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232516062" text:style-name="L26">
        <text:list-item>
          <text:p text:style-name="P65">filter by subject (only for lessons)</text:p>
        </text:list-item>
        <text:list-item>
          <text:p text:style-name="P65">filter by school level (only for lessons)</text:p>
        </text:list-item>
        <text:list-item>
          <text:p text:style-name="P65">filter by format (only for media elements)</text:p>
        </text:list-item>
        <text:list-item>
          <text:p text:style-name="P65">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889844242" text:style-name="L27">
        <text:list-item>
          <text:p text:style-name="P49">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2126979574" text:style-name="L28">
        <text:list-item>
          <text:p text:style-name="P50">buttons to order the lessons according to their parameters (except for the suggested lessons)</text:p>
        </text:list-item>
        <text:list-item>
          <text:p text:style-name="P64"><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183538320" text:style-name="L29">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2508402" text:style-name="L3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text:soft-page-break/>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copied_and_not_modified switched to true</text:span></text:p>
        </text:list-item>
        <text:list-item>
          <text:p text:style-name="P58">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02759436" text:style-name="L31">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1605815867" text:continue-list="list52508402" text:style-name="L3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93512610" text:style-name="L32">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1121664607" text:style-name="L33">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766137173" text:style-name="L34">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text:soft-page-break/></text:p>
      <text:p text:style-name="P4">Visual sections of the editor:</text:p>
      <text:list xml:id="list997400266" text:style-name="L35">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1929085830" text:style-name="L36">
        <text:list-item>
          <text:p text:style-name="P57">it has been created by me</text:p>
        </text:list-item>
        <text:list-item>
          <text:p text:style-name="P57">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text:soft-page-break/></text:p>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ext:soft-page-break/>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text:soft-page-break/></text:p>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ext:soft-page-break/>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token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ext:soft-page-break/>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18:10:56</dc:date>
    <dc:creator>Morgan Spa</dc:creator>
    <meta:editing-duration>PT19H17M42S</meta:editing-duration>
    <meta:editing-cycles>267</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584" meta:word-count="4618" meta:character-count="25722" meta:non-whitespace-character-count="23505"/>
  </office:meta>
</office:document-meta>
</file>